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8000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fo:color="#ff0000" fo:font-style="italic" style:font-style-asian="italic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color="#ffb515"/>
    </style:style>
    <style:style style:name="P12" style:family="paragraph" style:parent-style-name="Standard">
      <style:text-properties fo:color="#ffb515" fo:font-style="italic" style:font-style-asian="italic" style:font-style-complex="italic"/>
    </style:style>
    <style:style style:name="P13" style:family="paragraph" style:parent-style-name="Standard">
      <style:text-properties fo:color="#ffb51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2.4618in" fo:margin-right="0in" fo:text-indent="0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000000" style:text-underline-style="none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000000" fo:font-size="10pt" style:text-underline-style="none" style:font-size-asian="10pt" style:font-size-complex="10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000000" style:text-underline-style="non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000000" fo:font-size="12pt" style:text-underline-style="none" style:font-size-asian="12pt" style:font-size-complex="12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ffb515"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9pt" style:font-size-asian="9pt" style:font-size-complex="9pt"/>
    </style:style>
    <style:style style:name="T4" style:family="text">
      <style:text-properties fo:color="#0000ff" fo:font-size="10pt" style:font-size-asian="10pt" style:font-size-complex="10pt"/>
    </style:style>
    <style:style style:name="T5" style:family="text">
      <style:text-properties fo:color="#ff0000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color="#ff0000" fo:font-size="10pt" style:font-size-asian="10pt" style:font-size-complex="10pt"/>
    </style:style>
    <style:style style:name="T8" style:family="text">
      <style:text-properties fo:color="#ff0000" fo:font-size="12pt" style:font-size-asian="12pt" style:font-size-complex="12pt"/>
    </style:style>
    <style:style style:name="T9" style:family="text">
      <style:text-properties fo:color="#008000"/>
    </style:style>
    <style:style style:name="T10" style:family="text">
      <style:text-properties fo:color="#008000" fo:font-size="9pt" style:font-size-asian="9pt" style:font-size-complex="9pt"/>
    </style:style>
    <style:style style:name="T11" style:family="text">
      <style:text-properties fo:color="#008000" fo:font-size="10pt" style:font-size-asian="10pt" style:font-size-complex="10pt"/>
    </style:style>
    <style:style style:name="T12" style:family="text">
      <style:text-properties fo:color="#008000" fo:font-size="12pt" style:font-size-asian="12pt" style:font-size-complex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fo:font-size="10pt" style:text-underline-style="none" style:font-size-asian="10pt" style:font-size-complex="10pt"/>
    </style:style>
    <style:style style:name="T18" style:family="text">
      <style:text-properties fo:color="#ffb515"/>
    </style:style>
    <style:style style:name="T19" style:family="text">
      <style:text-properties fo:color="#ffb515" fo:font-style="italic" style:font-style-asian="italic" style:font-style-complex="italic"/>
    </style:style>
    <style:style style:name="T20" style:family="text">
      <style:text-properties fo:color="#ffb515" fo:font-size="10pt" style:font-size-asian="10pt" style:font-size-complex="10pt"/>
    </style:style>
    <style:style style:name="T21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>
        <form:form form:name="unnamed0" form:apply-filter="true" form:enctype="multipart/formdata" form:method="post" form:control-implementation="ooo:com.sun.star.form.component.Form" office:target-frame="" xlink:href="http://192.168.0.48:8080/members/current/obj-721/view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Bungeni Test Suite Report Doc</text:p>
      <text:p text:style-name="Standard"/>
      <text:p text:style-name="P3">Red = bugs</text:p>
      <text:p text:style-name="P2">Blue = further tests</text:p>
      <text:p text:style-name="P1">Green = issues to discuss with the team</text:p>
      <text:p text:style-name="P11">Yellow= issues already posted</text:p>
      <text:p text:style-name="Standard"/>
      <text:p text:style-name="P5"/>
      <text:p text:style-name="Standard"><text:span text:style-name="T15">Home <text:s/></text:span><text:span text:style-name="T14"><text:s/></text:span><text:s/></text:p>
      <text:p text:style-name="Standard"><text:s text:c="5"/><text:tab/>What is on <text:s text:c="3"/>// WhatIsOn.xml</text:p>
      <text:p text:style-name="Standard"><text:tab/><text:span text:style-name="T18">presentation mode <text:s text:c="2"/>(err) <text:s text:c="2"/>//viewPresentationMode.xml</text:span></text:p>
      <text:p text:style-name="Standard"/>
      <text:p text:style-name="P6"/>
      <text:p text:style-name="P6">Business</text:p>
      <text:p text:style-name="Standard"><text:tab/>What is on //business-&gt;WhatIsOn.xml</text:p>
      <text:p text:style-name="Standard"><text:tab/></text:p>
      <text:p text:style-name="Standard"><text:tab/></text:p>
      <text:p text:style-name="Standard"><text:tab/>Committees // Business-&gt;committees.xml</text:p>
      <text:p text:style-name="Standard"><text:s text:c="12"/>Test fo the table functionalities // TestTableFunctionality.xml</text:p>
      <text:p text:style-name="Standard"><text:s text:c="11"/><text:span text:style-name="T3"><text:s/>to manually check the ordering button</text:span></text:p>
      <text:p text:style-name="Standard"><text:tab/><text:tab/></text:p>
      <text:p text:style-name="Standard"><text:tab/><text:tab/><text:tab/>HB // HB_Commitees.xml (All committes are equal from a testing point of view)</text:p>
      <text:p text:style-name="Standard"><text:s text:c="3"/></text:p>
      <text:p text:style-name="Standard"><text:tab/><text:tab/><text:tab/><text:tab/>Calendar <text:s/><text:span text:style-name="T9"><text:s/></text:span><text:span text:style-name="T10">calendar should be a tab like others and view is double</text:span></text:p>
      <text:p text:style-name="Standard"><text:s text:c="47"/><text:span text:style-name="T5"><text:s/></text:span><text:span text:style-name="T18">going forward (err) <text:s text:c="3"/>// CommitteeCalendar.xml <text:s/>(issues)</text:span></text:p>
      <text:p text:style-name="Standard"/>
      <text:p text:style-name="Standard"/>
      <text:p text:style-name="Standard"><text:tab/><text:tab/><text:tab/><text:tab/>Staff</text:p>
      <text:p text:style-name="Standard"><text:tab/><text:tab/><text:tab/><text:tab/><text:tab/>Jimmy Kamba <text:span text:style-name="T1">(All committes are equal from a testing point of view) </text:span></text:p>
      <text:p text:style-name="Standard"><text:span text:style-name="T1"><text:tab/><text:tab/><text:tab/><text:tab/><text:tab/><text:tab/>// </text:span><text:span text:style-name="T2">CommiteesStaff.xml</text:span></text:p>
      <text:p text:style-name="P9"/>
      <text:p text:style-name="P9"><text:s text:c="60"/>← back to committees <text:s/>// backFromStaff.xml</text:p>
      <text:p text:style-name="P10"/>
      <text:p text:style-name="P10"/>
      <text:p text:style-name="P10"/>
      <text:p text:style-name="Standard"><text:span text:style-name="T1"><text:tab/><text:tab/><text:tab/><text:tab/></text:span><text:span text:style-name="T2">Workspace <text:s text:c="2"/>// <text:s/>committee_workspace.xml</text:span></text:p>
      <text:p text:style-name="Standard"><text:span text:style-name="T1"><text:tab/><text:tab/><text:tab/><text:tab/></text:span><text:span text:style-name="T3">(test the log in)</text:span></text:p>
      <text:p text:style-name="Standard"/>
      <text:p text:style-name="Standard"/>
      <text:p text:style-name="Standard"><text:s text:c="45"/><text:span text:style-name="T5"><text:s text:c="2"/></text:span><text:span text:style-name="T7">going backward from different tabs I should go directly to <text:s text:c="2"/>(issue)</text:span></text:p>
      <text:p text:style-name="Standard"><text:span text:style-name="T7"><text:tab/><text:tab/><text:tab/><text:tab/></text:span><text:a xlink:type="simple" xlink:href="http://192.168.0.48:8080/"><text:span text:style-name="T5">Home</text:span></text:a><text:span text:style-name="T7"> → </text:span><text:a xlink:type="simple" xlink:href="http://192.168.0.48:8080/business"><text:span text:style-name="T5">Business</text:span></text:a><text:span text:style-name="T7"> → </text:span><text:a xlink:type="simple" xlink:href="http://192.168.0.48:8080/business/committees"><text:span text:style-name="T5">Committees</text:span></text:a><text:span text:style-name="T7"> → </text:span><text:a xlink:type="simple" xlink:href="http://192.168.0.48:8080/business/committees/obj-194"><text:span text:style-name="T5">HB</text:span></text:a><text:span text:style-name="T7"> <text:s/>instead of</text:span></text:p>
      <text:p text:style-name="Standard"><text:span text:style-name="T7"><text:tab/><text:tab/><text:tab/><text:tab/></text:span><text:a xlink:type="simple" xlink:href="http://192.168.0.48:8080/"><text:span text:style-name="T5">Home</text:span></text:a><text:span text:style-name="T7"> → </text:span><text:a xlink:type="simple" xlink:href="http://192.168.0.48:8080/business"><text:span text:style-name="T5">Business</text:span></text:a><text:span text:style-name="T7"> → </text:span><text:a xlink:type="simple" xlink:href="http://192.168.0.48:8080/business/committees"><text:span text:style-name="T5">Committees</text:span></text:a><text:span text:style-name="T7"> → </text:span><text:a xlink:type="simple" xlink:href="http://192.168.0.48:8080/business/committees/obj-194"><text:span text:style-name="T5">HB</text:span></text:a><text:span text:style-name="T7"> → tab-fullview</text:span></text:p>
      <text:p text:style-name="Standard"/>
      <text:p text:style-name="Standard"/>
      <text:p text:style-name="Standard"><text:tab/>Bills // Business-&gt;Bill.xml</text:p>
      <text:p text:style-name="Standard"><text:s text:c="10"/><text:span text:style-name="T13"><text:s text:c="2"/>no bills present </text:span></text:p>
      <text:p text:style-name="Standard"><text:s text:c="12"/><text:span text:style-name="T3">Test fo the table functionalities</text:span> </text:p>
      <text:p text:style-name="Standard"/>
      <text:p text:style-name="Standard"><text:soft-page-break/></text:p>
      <text:p text:style-name="Standard"/>
      <text:p text:style-name="Standard"><text:tab/>Questions // Business-&gt;Questions.xml</text:p>
      <text:p text:style-name="Standard"><text:tab/><text:span text:style-name="T19"> <text:s/>no questions present <text:s text:c="2"/>--- if I go thought the home page I can see tha questions but </text:span></text:p>
      <text:p text:style-name="P12"><text:tab/><text:tab/><text:tab/><text:tab/><text:tab/>business-&gt;Questions <text:s/>no questions appear (issue)</text:p>
      <text:p text:style-name="Standard"><text:s text:c="12"/><text:span text:style-name="T3">Test fo the table functionalities</text:span> <text:s/></text:p>
      <text:p text:style-name="Standard"/>
      <text:p text:style-name="Standard"/>
      <text:p text:style-name="Standard"><text:tab/>Motions // Business-&gt;Motions.xml</text:p>
      <text:p text:style-name="Standard"><text:s/><text:tab/><text:span text:style-name="T13">no motions present <text:s text:c="4"/></text:span><text:span text:style-name="T6">(same as Questions?)</text:span></text:p>
      <text:p text:style-name="Standard"><text:s text:c="12"/><text:span text:style-name="T3">Test fo the table functionalities</text:span> </text:p>
      <text:p text:style-name="Standard"/>
      <text:p text:style-name="Standard"><text:tab/>Sessions // Business-&gt;Session.xml</text:p>
      <text:p text:style-name="Standard"><text:tab/></text:p>
      <text:p text:style-name="Standard"><text:tab/><text:tab/>eeee // OpenSession.xml</text:p>
      <text:p text:style-name="Standard"><text:s text:c="24"/>test of calendar functionalities // <text:s text:c="3"/>TestSessionCalendar.xml <text:s text:c="3"/></text:p>
      <text:p text:style-name="Standard"><text:tab/><text:tab/><text:tab/>9.00-12 <text:s/></text:p>
      <text:p text:style-name="Standard"><text:tab/><text:tab/><text:tab/><text:tab/>sitting</text:p>
      <text:p text:style-name="Standard"><text:tab/><text:tab/><text:tab/><text:tab/><text:span text:style-name="T18">sitting Attendances <text:s/>Data error // TestSessionSittingAttendances.xml</text:span></text:p>
      <text:p text:style-name="Standard"/>
      <text:p text:style-name="Standard"/>
      <text:p text:style-name="Standard"><text:tab/>Tabled Documents // Business-&gt;Tabled.xml</text:p>
      <text:p text:style-name="Standard"><text:s text:c="13"/><text:span text:style-name="T13">no documents present <text:s text:c="4"/></text:span><text:span text:style-name="T6">(same as Questions?)</text:span></text:p>
      <text:p text:style-name="Standard"/>
      <text:p text:style-name="Standard"><text:tab/>Agenda Items // Business-&gt;Agenda.xml</text:p>
      <text:p text:style-name="Standard"><text:s text:c="13"/><text:span text:style-name="T13">no documents present <text:s text:c="4"/></text:span><text:span text:style-name="T6">(same as Questions?)</text:span></text:p>
      <text:p text:style-name="P4"/>
      <text:p text:style-name="P4"/>
      <text:p text:style-name="P4"/>
      <text:p text:style-name="P7">Members</text:p>
      <text:p text:style-name="P8">test of member table // TestMemebersTableFunctionalities.xml</text:p>
      <text:p text:style-name="P8"/>
      <text:p text:style-name="P8"><text:tab/>current</text:p>
      <text:p text:style-name="P8"><text:s text:c="11"/><text:span text:style-name="T21"><text:s/>Table functionalities: </text:span><text:span text:style-name="T20">date filter faults // testMembersTable1.xml</text:span></text:p>
      <text:p text:style-name="P13"><text:tab/><text:tab/><text:tab/><text:tab/>role/titles filter faults // testMembersTable2.xml</text:p>
      <text:p text:style-name="P8"><text:span text:style-name="T21"><text:tab/><text:tab/><text:tab/><text:tab/>other Funtions // <text:s/>testMembersTable3.xml</text:span><text:tab/><text:tab/><text:tab/><text:tab/></text:p>
      <text:p text:style-name="P8"/>
      <text:p text:style-name="Standard"><text:span text:style-name="T16"><text:tab/><text:tab/></text:span>Epainitoos Akaranga </text:p>
      <text:p text:style-name="P14">Name <text:s text:c="13"/>//testMPinfo.xml</text:p>
      <text:p text:style-name="P14">Offices held <text:s text:c="3"/>//testMPinfo.xml</text:p>
      <text:p text:style-name="P14">Personal Info <text:s/>//testMPinfo.xml</text:p>
      <text:p text:style-name="P14">Workspace <text:s text:c="4"/>//testMPinfo.xml</text:p>
      <text:p text:style-name="P14"/>
      <text:p text:style-name="P15"><text:tab/>Political Parties</text:p>
      <text:p text:style-name="P15"><text:s text:c="11"/><text:span text:style-name="T21"><text:s/>Table Fuctionalities <text:s text:c="2"/>// testPoliticalPartiesTable.xml</text:span></text:p>
      <text:p text:style-name="P16"><text:tab/><text:tab/><text:tab/></text:p>
      <text:p text:style-name="P16"><text:tab/><text:tab/>Progessive <text:s text:c="2"/>// PoliticalPartiRecursive.xml</text:p>
      <text:p text:style-name="P16"><text:tab/><text:tab/> <text:span text:style-name="T21">Table Fuctionalities <text:s/>// PoliticalPartiRecursive.xml</text:span></text:p>
      <text:p text:style-name="P17"><text:tab/><text:tab/></text:p>
      <text:p text:style-name="P15"><text:soft-page-break/><text:span text:style-name="T17"><text:tab/><text:tab/><text:tab/></text:span><text:span text:style-name="T2">Rutu Devid Kiprono Sotter <text:s/>//PoliticalPartiRecursive.xml</text:span></text:p>
      <text:p text:style-name="P20"/>
      <text:p text:style-name="P20"><text:tab/><text:tab/><text:tab/><text:tab/><text:tab/>Party Member <text:s/>//PoliticalPartiRecursive.xml</text:p>
      <text:p text:style-name="P20"><text:tab/><text:tab/><text:tab/><text:tab/><text:tab/>Offices Held <text:s/>// PoliticalPartiRecursive.xml</text:p>
      <text:p text:style-name="P20"/>
      <text:p text:style-name="P21">ARCHIVE <text:s text:c="3"/>// home_archive.xml <text:s/>The archive tag doesn't get “bright”</text:p>
      <text:p text:style-name="P17"/>
      <text:p text:style-name="P17"><text:tab/><text:span text:style-name="T2">Browse</text:span></text:p>
      <text:p text:style-name="P19"/>
      <text:p text:style-name="P19"><text:tab/><text:tab/>Parliaments //Archive_Browse_Parliament_IX_Tab.xml</text:p>
      <text:p text:style-name="P16"><text:span text:style-name="T21"><text:tab/></text:span><text:span text:style-name="T4"><text:tab/>not enough data to test the table</text:span></text:p>
      <text:p text:style-name="P17"><text:tab/><text:tab/><text:tab/></text:p>
      <text:p text:style-name="P17"><text:tab/><text:tab/><text:tab/><text:span text:style-name="T2">IX //Archive_Browse_Parliament_IX_Tab.xml</text:span></text:p>
      <text:p text:style-name="P17"><text:tab/><text:tab/><text:tab/></text:p>
      <text:p text:style-name="P17"><text:tab/><text:tab/><text:tab/><text:tab/>Parliaments <text:s text:c="3"/>// Archive_Browse_Parliament_IX_Tab.xml</text:p>
      <text:p text:style-name="P17"><text:tab/><text:tab/><text:tab/><text:tab/>Committees <text:s text:c="2"/>// Archive_Browse_Parliament_IX_Tab.xml</text:p>
      <text:p text:style-name="P16"><text:span text:style-name="T21"><text:tab/><text:tab/><text:tab/><text:tab/></text:span><text:span text:style-name="T11">Governments <text:s/>// present both in the lateral box and in the tab</text:span></text:p>
      <text:p text:style-name="P17"><text:tab/><text:tab/><text:tab/><text:tab/>Members of Parliaments // Archive_Browse_Parliament_IX_Tab.xml</text:p>
      <text:p text:style-name="P17"><text:tab/><text:tab/><text:tab/><text:tab/>Political Parties // Archive_Browse_Parliament_IX_Tab.xml</text:p>
      <text:p text:style-name="P16"><text:span text:style-name="T21"><text:tab/><text:tab/><text:tab/><text:tab/></text:span><text:span text:style-name="T11">Parliamentary Sessions <text:s/>// present both in the lateral box and in the tab</text:span></text:p>
      <text:p text:style-name="P16"><text:span text:style-name="T11"/></text:p>
      <text:p text:style-name="P16"><text:span text:style-name="T11"><text:tab/><text:tab/></text:span><text:span text:style-name="T8">Political Parties <text:s/>// Archive_browse_political_parties.xml <text:s text:c="2"/></text:span></text:p>
      <text:p text:style-name="P16"><text:span text:style-name="T8"><text:tab/><text:tab/><text:tab/><text:tab/></text:span><text:span text:style-name="T7">should I see the same political parties that I saw in members → political group ??</text:span></text:p>
      <text:p text:style-name="P16"><text:span text:style-name="T2"/></text:p>
      <text:p text:style-name="P16"><text:span text:style-name="T2"><text:tab/><text:tab/></text:span><text:span text:style-name="T12">Constituency <text:s text:c="2"/>// Archive_costituency.xml same case as political parties?</text:span></text:p>
      <text:p text:style-name="P16"><text:span text:style-name="T2"/></text:p>
      <text:p text:style-name="P16"><text:span text:style-name="T2"><text:s text:c="15"/></text:span><text:span text:style-name="T8"><text:s text:c="9"/>Offices // <text:s text:c="3"/>Archieve_Offices_table.xml <text:s/>the name table filter does not work</text:span></text:p>
      <text:p text:style-name="P16"><text:span text:style-name="T11"/></text:p>
      <text:p text:style-name="P1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9T11:45:47</meta:creation-date>
    <dc:date>2009-10-01T12:19:39</dc:date>
    <meta:editing-duration>PT11H29M40S</meta:editing-duration>
    <meta:editing-cycles>13</meta:editing-cycles>
    <meta:generator>OpenOffice.org/3.0$Linux OpenOffice.org_project/300m15$Build-9379</meta:generator>
    <meta:document-statistic meta:table-count="0" meta:image-count="0" meta:object-count="0" meta:page-count="3" meta:paragraph-count="87" meta:word-count="399" meta:character-count="3746"/>
    <meta:user-defined meta:name="Info 1"/>
    <meta:user-defined meta:name="Info 2"/>
    <meta:user-defined meta:name="Info 3"/>
    <meta:user-defined meta:name="Info 4"/>
  </office:meta>
</office:document-meta>
</file>